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min-height="12.9cm" fo:min-width="5.85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min-height="11.7cm" fo:min-width="5.85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ccffcc" draw:textarea-horizontal-align="justify" draw:textarea-vertical-align="middle" draw:auto-grow-height="false" fo:min-height="8.9cm" fo:min-width="5.85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cc"/>
      <style:paragraph-properties fo:text-align="center" style:writing-mode="lr-tb"/>
    </style:style>
    <style:style style:name="P4" style:family="paragraph">
      <loext:graphic-properties draw:fill="solid" draw:fill-color="#ccff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3" draw:layer="layout" svg:width="6.4cm" svg:height="13.2cm" svg:x="7.5cm" svg:y="0.5cm">
          <text:p text:style-name="P1"><text:span text:style-name="T1">Cd</text:span></text:p>
          <text:p text:style-name="P1">---------------------------</text:p>
          <text:p text:style-name="P2">titulo</text:p>
          <text:p text:style-name="P2">artista</text:p>
          <text:p text:style-name="P2">numeroFaixas</text:p>
          <text:p text:style-name="P2">tempoReproducao</text:p>
          <text:p text:style-name="P2">tenhoCopia</text:p>
          <text:p text:style-name="P2">comentario</text:p>
          <text:p text:style-name="P1"/>
          <text:p text:style-name="P1">---------------------------</text:p>
          <text:p text:style-name="P2">setComentario</text:p>
          <text:p text:style-name="P2">getComentario</text:p>
          <text:p text:style-name="P2">getTenhoCopia</text:p>
          <text:p text:style-name="P2">getArtista</text:p>
          <text:p text:style-name="P2">getNumeroFaixas</text:p>
          <text:p text:style-name="P2">getDescric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4cm" svg:height="12cm" svg:x="15.3cm" svg:y="0.5cm">
          <text:p text:style-name="P1"><text:span text:style-name="T1">Dvd</text:span></text:p>
          <text:p text:style-name="P1">---------------------------</text:p>
          <text:p text:style-name="P2">titulo</text:p>
          <text:p text:style-name="P2">diretor</text:p>
          <text:p text:style-name="P2">tempoReproducao</text:p>
          <text:p text:style-name="P2">tenhoCopia</text:p>
          <text:p text:style-name="P2">comentario</text:p>
          <text:p text:style-name="P1"/>
          <text:p text:style-name="P1">---------------------------</text:p>
          <text:p text:style-name="P2">setComentario</text:p>
          <text:p text:style-name="P2">getComentario</text:p>
          <text:p text:style-name="P2">getTenhoCopia</text:p>
          <text:p text:style-name="P2">getDiretor</text:p>
          <text:p text:style-name="P2">getDescric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4cm" svg:height="9.2cm" svg:x="0.2cm" svg:y="0.7cm">
          <text:p text:style-name="P1"><text:span text:style-name="T1">Controle</text:span></text:p>
          <text:p text:style-name="P1">---------------------------</text:p>
          <text:p text:style-name="P2">cds</text:p>
          <text:p text:style-name="P2">dvds</text:p>
          <text:p text:style-name="P2"/>
          <text:p text:style-name="P1">---------------------------</text:p>
          <text:p text:style-name="P2">adicionarCd</text:p>
          <text:p text:style-name="P2">adicionarDvd</text:p>
          <text:p text:style-name="P2">removerCd</text:p>
          <text:p text:style-name="P2">removerDvd</text:p>
          <text:p text:style-name="P2">imprimeLista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0T23:38:32.880924475</meta:creation-date>
    <dc:date>2025-03-07T16:16:05.238651735</dc:date>
    <meta:editing-duration>PT1H56M7S</meta:editing-duration>
    <meta:editing-cycles>7</meta:editing-cycles>
    <meta:generator>LibreOffice/24.2.7.2$Linux_X86_64 LibreOffice_project/420$Build-2</meta:generator>
    <meta:document-statistic meta:object-count="3"/>
  </office:meta>
</office:document-meta>
</file>